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E0000005E2B41608C20CE5C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8" style:family="table">
      <style:table-properties style:width="18.602cm" table:align="margins" style:writing-mode="page"/>
    </style:style>
    <style:style style:name="Tabla8.A" style:family="table-column">
      <style:table-column-properties style:column-width="9.301cm" style:rel-column-width="32767*"/>
    </style:style>
    <style:style style:name="Tabla8.B" style:family="table-column">
      <style:table-column-properties style:column-width="9.301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8.602cm" table:align="margins" style:writing-mode="page"/>
    </style:style>
    <style:style style:name="Tabla9.A" style:family="table-column">
      <style:table-column-properties style:column-width="6.2cm" style:rel-column-width="21842*"/>
    </style:style>
    <style:style style:name="Tabla9.B" style:family="table-column">
      <style:table-column-properties style:column-width="2.002cm" style:rel-column-width="7053*"/>
    </style:style>
    <style:style style:name="Tabla9.C" style:family="table-column">
      <style:table-column-properties style:column-width="10.4cm" style:rel-column-width="36640*"/>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padding="0.097cm" fo:border-left="0.05pt solid #000000" fo:border-right="0.05pt solid #000000" fo:border-top="none" fo:border-bottom="0.05pt solid #000000"/>
    </style:style>
    <style:style style:name="Tabla9.6" style:family="table-row">
      <style:table-row-properties style:min-row-height="1.198cm"/>
    </style:style>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Table_20_Contents">
      <style:text-properties officeooo:rsid="032b1a9a" officeooo:paragraph-rsid="03315e1a"/>
    </style:style>
    <style:style style:name="P4" style:family="paragraph" style:parent-style-name="Table_20_Contents">
      <style:text-properties officeooo:rsid="03315e1a" officeooo:paragraph-rsid="03315e1a"/>
    </style:style>
    <style:style style:name="P5" style:family="paragraph" style:parent-style-name="Footer">
      <style:text-properties officeooo:paragraph-rsid="0074bc18"/>
    </style:style>
    <style:style style:name="P6" style:family="paragraph" style:parent-style-name="Text_20_body">
      <style:text-properties fo:language="zxx" fo:country="none" officeooo:rsid="0009bc93" officeooo:paragraph-rsid="002fe2c2" style:language-asian="zxx" style:country-asian="none" style:language-complex="zxx" style:country-complex="none"/>
    </style:style>
    <style:style style:name="P7" style:family="paragraph" style:parent-style-name="Text_20_body">
      <style:text-properties fo:language="es" fo:country="ES" officeooo:rsid="03315e1a" officeooo:paragraph-rsid="03315e1a"/>
    </style:style>
    <style:style style:name="P8" style:family="paragraph" style:parent-style-name="Text_20_body">
      <style:text-properties officeooo:paragraph-rsid="0324fc4c"/>
    </style:style>
    <style:style style:name="P9" style:family="paragraph" style:parent-style-name="Text_20_body">
      <style:text-properties officeooo:rsid="03264626" officeooo:paragraph-rsid="03264626"/>
    </style:style>
    <style:style style:name="P10" style:family="paragraph" style:parent-style-name="Text_20_body">
      <style:text-properties officeooo:paragraph-rsid="0327120b"/>
    </style:style>
    <style:style style:name="P11" style:family="paragraph" style:parent-style-name="Text_20_body">
      <style:text-properties officeooo:rsid="03281661" officeooo:paragraph-rsid="0330e656"/>
    </style:style>
    <style:style style:name="P12" style:family="paragraph" style:parent-style-name="Text_20_body">
      <style:text-properties officeooo:rsid="032f4710"/>
    </style:style>
    <style:style style:name="P13" style:family="paragraph" style:parent-style-name="Text_20_body">
      <style:text-properties officeooo:rsid="032f4710" officeooo:paragraph-rsid="0330e656"/>
    </style:style>
    <style:style style:name="P14" style:family="paragraph" style:parent-style-name="Text_20_body">
      <style:text-properties officeooo:rsid="032f4710" officeooo:paragraph-rsid="03315e1a"/>
    </style:style>
    <style:style style:name="P15" style:family="paragraph" style:parent-style-name="Text_20_body">
      <style:text-properties officeooo:paragraph-rsid="0330e656"/>
    </style:style>
    <style:style style:name="P16" style:family="paragraph" style:parent-style-name="Text_20_body">
      <style:text-properties officeooo:rsid="032949e8" officeooo:paragraph-rsid="0330e656"/>
    </style:style>
    <style:style style:name="P17" style:family="paragraph" style:parent-style-name="Text_20_body">
      <style:text-properties officeooo:rsid="032b1a9a" officeooo:paragraph-rsid="0330e656"/>
    </style:style>
    <style:style style:name="P18" style:family="paragraph" style:parent-style-name="Text_20_body">
      <style:text-properties officeooo:rsid="0330e656" officeooo:paragraph-rsid="0330e656"/>
    </style:style>
    <style:style style:name="P19" style:family="paragraph" style:parent-style-name="Text_20_body">
      <style:text-properties officeooo:paragraph-rsid="03315e1a"/>
    </style:style>
    <style:style style:name="P20" style:family="paragraph" style:parent-style-name="Text_20_body">
      <style:text-properties officeooo:rsid="03315e1a" officeooo:paragraph-rsid="03315e1a"/>
    </style:style>
    <style:style style:name="P21" style:family="paragraph" style:parent-style-name="Text_20_body">
      <style:paragraph-properties fo:break-before="page"/>
      <style:text-properties fo:language="zxx" fo:country="none" officeooo:rsid="0009bc93" officeooo:paragraph-rsid="002fe2c2" style:language-asian="zxx" style:country-asian="none" style:language-complex="zxx" style:country-complex="none"/>
    </style:style>
    <style:style style:name="P22" style:family="paragraph" style:parent-style-name="Text_20_body">
      <style:paragraph-properties fo:margin-left="0cm" fo:margin-right="0.199cm" fo:text-indent="0cm" style:auto-text-indent="false"/>
      <style:text-properties officeooo:paragraph-rsid="03315e1a"/>
    </style:style>
    <style:style style:name="P23" style:family="paragraph" style:parent-style-name="Text_20_body" style:list-style-name="L1"/>
    <style:style style:name="P24" style:family="paragraph" style:parent-style-name="Text_20_body">
      <style:text-properties officeooo:paragraph-rsid="03341950"/>
    </style:style>
    <style:style style:name="P25" style:family="paragraph" style:parent-style-name="Text_20_body">
      <style:text-properties officeooo:paragraph-rsid="03377960"/>
    </style:style>
    <style:style style:name="P26" style:family="paragraph" style:parent-style-name="Title">
      <style:text-properties officeooo:paragraph-rsid="03341950"/>
    </style:style>
    <style:style style:name="P27" style:family="paragraph" style:parent-style-name="Title" style:master-page-name="First_20_Page">
      <style:paragraph-properties style:page-number="auto"/>
      <style:text-properties fo:language="es" fo:country="ES" officeooo:rsid="0009bc93" officeooo:paragraph-rsid="03341950"/>
    </style:style>
    <style:style style:name="P28" style:family="paragraph" style:parent-style-name="Heading_20_2">
      <style:text-properties officeooo:rsid="032949e8" officeooo:paragraph-rsid="032949e8"/>
    </style:style>
    <style:style style:name="P29" style:family="paragraph" style:parent-style-name="Heading_20_2">
      <style:paragraph-properties fo:break-before="page"/>
    </style:style>
    <style:style style:name="P30" style:family="paragraph" style:parent-style-name="Subtitle">
      <style:paragraph-properties fo:text-align="center" style:justify-single-word="false"/>
      <style:text-properties fo:language="zxx" fo:country="none" officeooo:rsid="0009bc93" officeooo:paragraph-rsid="03341950" style:language-asian="zxx" style:country-asian="none" style:language-complex="zxx" style:country-complex="none"/>
    </style:style>
    <style:style style:name="P31" style:family="paragraph" style:parent-style-name="Subtitle">
      <style:paragraph-properties fo:text-align="center" style:justify-single-word="false"/>
      <style:text-properties officeooo:paragraph-rsid="03341950"/>
    </style:style>
    <style:style style:name="P32" style:family="paragraph" style:parent-style-name="Subtitle">
      <style:text-properties officeooo:paragraph-rsid="03341950"/>
    </style:style>
    <style:style style:name="P33" style:family="paragraph" style:parent-style-name="Heading_20_3">
      <style:text-properties officeooo:paragraph-rsid="0330e656"/>
    </style:style>
    <style:style style:name="P34" style:family="paragraph" style:parent-style-name="Heading_20_3">
      <style:text-properties officeooo:paragraph-rsid="03315e1a"/>
    </style:style>
    <style:style style:name="P35" style:family="paragraph" style:parent-style-name="Heading_20_3">
      <style:text-properties officeooo:rsid="0330e656" officeooo:paragraph-rsid="03315e1a"/>
    </style:style>
    <style:style style:name="P36" style:family="paragraph" style:parent-style-name="Table_20_Contents">
      <style:paragraph-properties fo:text-align="center" style:justify-single-word="false"/>
      <style:text-properties officeooo:paragraph-rsid="03315e1a"/>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8.602cm" style:type="right" style:leader-style="dotted" style:leader-text="."/>
        </style:tab-stops>
      </style:paragraph-properties>
    </style:style>
    <style:style style:name="P39" style:family="paragraph" style:parent-style-name="Contents_20_3">
      <style:paragraph-properties>
        <style:tab-stops>
          <style:tab-stop style:position="18.602cm" style:type="right" style:leader-style="dotted" style:leader-text="."/>
        </style:tab-stops>
      </style:paragraph-properties>
    </style:style>
    <style:style style:name="P40" style:family="paragraph" style:parent-style-name="Contents_20_2">
      <style:paragraph-properties>
        <style:tab-stops>
          <style:tab-stop style:position="18.602cm" style:type="right" style:leader-style="dotted" style:leader-text="."/>
        </style:tab-stops>
      </style:paragraph-properties>
    </style:style>
    <style:style style:name="T1" style:family="text">
      <style:text-properties officeooo:rsid="0074bc18"/>
    </style:style>
    <style:style style:name="T2" style:family="text">
      <style:text-properties fo:language="es" fo:country="ES"/>
    </style:style>
    <style:style style:name="T3" style:family="text">
      <style:text-properties fo:language="es" fo:country="ES" officeooo:rsid="0329cab4"/>
    </style:style>
    <style:style style:name="T4" style:family="text">
      <style:text-properties fo:language="es" fo:country="ES" officeooo:rsid="0009bc93"/>
    </style:style>
    <style:style style:name="T5" style:family="text">
      <style:text-properties officeooo:rsid="03234cfe"/>
    </style:style>
    <style:style style:name="T6" style:family="text">
      <style:text-properties officeooo:rsid="03264626"/>
    </style:style>
    <style:style style:name="T7" style:family="text">
      <style:text-properties officeooo:rsid="0327120b"/>
    </style:style>
    <style:style style:name="T8" style:family="text">
      <style:text-properties officeooo:rsid="03281661"/>
    </style:style>
    <style:style style:name="T9" style:family="text">
      <style:text-properties officeooo:rsid="032949e8"/>
    </style:style>
    <style:style style:name="T10" style:family="text">
      <style:text-properties officeooo:rsid="032b1a9a"/>
    </style:style>
    <style:style style:name="T11" style:family="text">
      <style:text-properties officeooo:rsid="032ccabd"/>
    </style:style>
    <style:style style:name="T12" style:family="text">
      <style:text-properties officeooo:rsid="032fe14e"/>
    </style:style>
    <style:style style:name="T13" style:family="text">
      <style:text-properties officeooo:rsid="0330e656"/>
    </style:style>
    <style:style style:name="T14" style:family="text">
      <style:text-properties officeooo:rsid="005ce857"/>
    </style:style>
    <style:style style:name="T15" style:family="text">
      <style:text-properties officeooo:rsid="0058404a"/>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officeooo:rsid="03341950" style:language-asian="zxx" style:country-asian="none" style:language-complex="zxx" style:country-complex="none"/>
    </style:style>
    <style:style style:name="T18" style:family="text">
      <style:text-properties officeooo:rsid="03d79f0d"/>
    </style:style>
    <style:style style:name="T19" style:family="text">
      <style:text-properties officeooo:rsid="0009bc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6"><text:tab/>Desarrollo de <text:span text:style-name="T15">J</text:span>uegos <text:span text:style-name="T15">M</text:span>ultiplataforma <text:line-break/><text:span text:style-name="T14"><text:tab/>U</text:span>tilizando <text:span text:style-name="T16">Godot Engine</text:span>.<text:line-break/><text:line-break/><text:tab/><text:span text:style-name="T18">Anexo 3.<text:line-break/><text:tab/></text:span><text:span text:style-name="T17">Enlaces y recursos para el desarrollo de juegos</text:span><text:line-break/></text:p>
      <text:p text:style-name="P31"><text:span text:style-name="T19">Proyecto final del ciclo formativo de grado superior en </text:span><text:span text:style-name="T4">Desarrollo de Aplicaciones Multiplataforma.</text:span></text:p>
      <text:p text:style-name="P31">Cursado en el <text:span text:style-name="T16">I.E.S. Augustóbriga de Navalmoral</text:span> de la Mata, Cáceres.</text:p>
      <text:p text:style-name="P31">Diciembre 2017</text:p>
      <text:p text:style-name="P32"/>
      <text:p text:style-name="P32"/>
      <text:p text:style-name="P32"/>
      <text:p text:style-name="P32"/>
      <text:p text:style-name="P32"/>
      <text:p text:style-name="P24"/>
      <text:p text:style-name="P24"/>
      <text:p text:style-name="P24"/>
      <text:p text:style-name="P32"/>
      <text:p text:style-name="P32"/>
      <text:p text:style-name="P32"/>
      <text:p text:style-name="P32"/>
      <text:p text:style-name="P32"/>
      <text:p text:style-name="P30"><text:span text:style-name="T14">Por Eugenio Hugo Salgüero Jáñez</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Sumario</text:p>
          </text:index-title>
          <text:p text:style-name="P38"><text:a xlink:type="simple" xlink:href="#__RefHeading___Toc842_885673667" text:style-name="Index_20_Link" text:visited-style-name="Index_20_Link">Documentación oficial de Godot<text:tab/>3</text:a></text:p>
          <text:p text:style-name="P40"><text:a xlink:type="simple" xlink:href="#__RefHeading___Toc844_885673667" text:style-name="Index_20_Link" text:visited-style-name="Index_20_Link">Web con tutoriales sobre Godot<text:tab/>3</text:a></text:p>
          <text:p text:style-name="P40"><text:a xlink:type="simple" xlink:href="#__RefHeading___Toc846_885673667" text:style-name="Index_20_Link" text:visited-style-name="Index_20_Link">GitHub<text:tab/>3</text:a></text:p>
          <text:p text:style-name="P39"><text:a xlink:type="simple" xlink:href="#__RefHeading___Toc922_885673667" text:style-name="Index_20_Link" text:visited-style-name="Index_20_Link">Desarrolladores destacados:<text:tab/>3</text:a></text:p>
          <text:p text:style-name="P39"><text:a xlink:type="simple" xlink:href="#__RefHeading___Toc21860_737019233" text:style-name="Index_20_Link" text:visited-style-name="Index_20_Link">Búsquedas por etiquetas en GitHub:<text:tab/>3</text:a></text:p>
          <text:p text:style-name="P39"><text:a xlink:type="simple" xlink:href="#__RefHeading___Toc21862_737019233" text:style-name="Index_20_Link" text:visited-style-name="Index_20_Link">Código fuente de juegos<text:tab/>3</text:a></text:p>
          <text:p text:style-name="P38"><text:a xlink:type="simple" xlink:href="#__RefHeading___Toc852_885673667" text:style-name="Index_20_Link" text:visited-style-name="Index_20_Link">Herramientas libres<text:tab/>4</text:a></text:p>
          <text:p text:style-name="P38"><text:a xlink:type="simple" xlink:href="#__RefHeading___Toc854_885673667" text:style-name="Index_20_Link" text:visited-style-name="Index_20_Link">Repositorio de recursos libres<text:tab/>4</text:a></text:p>
          <text:p text:style-name="P40"><text:a xlink:type="simple" xlink:href="#__RefHeading___Toc2718_859829396" text:style-name="Index_20_Link" text:visited-style-name="Index_20_Link">Imágenes y texturas<text:tab/>4</text:a></text:p>
          <text:p text:style-name="P40"><text:a xlink:type="simple" xlink:href="#__RefHeading___Toc3203_1140454126" text:style-name="Index_20_Link" text:visited-style-name="Index_20_Link">Modelos poligonales<text:tab/>4</text:a></text:p>
          <text:p text:style-name="P40"><text:a xlink:type="simple" xlink:href="#__RefHeading___Toc2720_859829396" text:style-name="Index_20_Link" text:visited-style-name="Index_20_Link">Efectos de sonido y música<text:tab/>5</text:a></text:p>
          <text:p text:style-name="P40"><text:a xlink:type="simple" xlink:href="#__RefHeading___Toc2722_859829396" text:style-name="Index_20_Link" text:visited-style-name="Index_20_Link">Código fuente<text:tab/>5</text:a></text:p>
          <text:p text:style-name="P40"><text:a xlink:type="simple" xlink:href="#__RefHeading___Toc3193_1140454126" text:style-name="Index_20_Link" text:visited-style-name="Index_20_Link">Fuentes tipográficas<text:tab/>5</text:a></text:p>
          <text:p text:style-name="P38"><text:a xlink:type="simple" xlink:href="#__RefHeading___Toc21864_737019233" text:style-name="Index_20_Link" text:visited-style-name="Index_20_Link">Otros enlaces<text:tab/>5</text:a></text:p>
        </text:index-body>
      </text:table-of-content>
      <text:p text:style-name="P6"/>
      <text:p text:style-name="P21"/>
      <text:h text:style-name="Heading_20_1" text:outline-level="1"><text:bookmark-start text:name="__RefHeading___Toc842_885673667"/><text:span text:style-name="T6">Documentación oficial de</text:span> Godot<text:bookmark-end text:name="__RefHeading___Toc842_885673667"/></text:h>
      <text:p text:style-name="P8"><text:span text:style-name="T6">Versión estable: </text:span><text:a xlink:type="simple" xlink:href="https://godot.readthedocs.io/en/stable/" text:style-name="Internet_20_link" text:visited-style-name="Visited_20_Internet_20_Link">https://godot.readthedocs.io/en/stable/</text:a></text:p>
      <text:p text:style-name="P9">Versión de la obra v2.1.4 (estable): <text:a xlink:type="simple" xlink:href="https://godot.readthedocs.io/en/2.1/" text:style-name="Internet_20_link" text:visited-style-name="Visited_20_Internet_20_Link">https://godot.readthedocs.io/en/2.1/</text:a></text:p>
      <text:p text:style-name="Text_20_body"><text:span text:style-name="T6">Porfolio</text:span> Oficial: <text:a xlink:type="simple" xlink:href="https://godotengine.org/showcase" text:style-name="Internet_20_link" text:visited-style-name="Visited_20_Internet_20_Link">https://godotengine.org/showcase</text:a></text:p>
      <text:h text:style-name="Heading_20_2" text:outline-level="2"><text:bookmark-start text:name="__RefHeading___Toc844_885673667"/><text:span text:style-name="T8">Web con tutoriales sobre</text:span> Godot<text:bookmark-end text:name="__RefHeading___Toc844_885673667"/></text:h>
      <text:p text:style-name="P10"><text:a xlink:type="simple" xlink:href="http://codetuto.com/tag/godot/" text:style-name="Internet_20_link" text:visited-style-name="Visited_20_Internet_20_Link"><text:span text:style-name="T7">http://codetuto.com/tag/godot/</text:span></text:a></text:p>
      <text:p text:style-name="P8"><text:a xlink:type="simple" xlink:href="http://www.gamefromscratch.com/page/Godot-Game-Engine-tutorial-series.aspx" text:style-name="Internet_20_link" text:visited-style-name="Visited_20_Internet_20_Link">http://www.gamefromscratch.com/page/Godot-Game-Engine-tutorial-series.aspx</text:a></text:p>
      <text:p text:style-name="P10"><text:a xlink:type="simple" xlink:href="http://gdquest.com/" text:style-name="Internet_20_link" text:visited-style-name="Visited_20_Internet_20_Link">http://gdquest.com/</text:a></text:p>
      <text:h text:style-name="P28" text:outline-level="2"><text:bookmark-start text:name="__RefHeading___Toc846_885673667"/>GitHub<text:bookmark-end text:name="__RefHeading___Toc846_885673667"/></text:h>
      <table:table table:name="Tabla8" table:style-name="Tabla8">
        <table:table-column table:style-name="Tabla8.A"/>
        <table:table-column table:style-name="Tabla8.B"/>
        <table:table-row>
          <table:table-cell table:style-name="Tabla8.A1" office:value-type="string">
            <text:h text:style-name="P33" text:outline-level="3"><text:bookmark-start text:name="__RefHeading___Toc922_885673667"/>Desarrolladores destacados:<text:bookmark-end text:name="__RefHeading___Toc922_885673667"/></text:h>
            <text:p text:style-name="P16"><text:a xlink:type="simple" xlink:href="https://github.com/TutorialDoctor" text:style-name="Internet_20_link" text:visited-style-name="Visited_20_Internet_20_Link">https://github.com/TutorialDoctor</text:a></text:p>
            <text:p text:style-name="P16"><text:a xlink:type="simple" xlink:href="https://github.com/Calinou" text:style-name="Internet_20_link" text:visited-style-name="Visited_20_Internet_20_Link">https://github.com/Calinou</text:a></text:p>
            <text:p text:style-name="P11"><text:a xlink:type="simple" xlink:href="https://github.com/williamd1k0" text:style-name="Internet_20_link" text:visited-style-name="Visited_20_Internet_20_Link">https://github.com/williamd1k0</text:a></text:p>
            <text:p text:style-name="P16"><text:a xlink:type="simple" xlink:href="https://github.com/lorenzobeccaro" text:style-name="Internet_20_link" text:visited-style-name="Visited_20_Internet_20_Link">https://github.com/lorenzobeccaro</text:a></text:p>
            <text:p text:style-name="P16"><text:a xlink:type="simple" xlink:href="https://github.com/KOBUGE-Games" text:style-name="Internet_20_link" text:visited-style-name="Visited_20_Internet_20_Link">https://github.com/KOBUGE-Games</text:a></text:p>
            <text:p text:style-name="P17"><text:a xlink:type="simple" xlink:href="https://github.com/henriquelalves" text:style-name="Internet_20_link" text:visited-style-name="Visited_20_Internet_20_Link">https://github.com/henriquelalves</text:a></text:p>
            <text:p text:style-name="P17"><text:a xlink:type="simple" xlink:href="https://github.com/marcosbitetti" text:style-name="Internet_20_link" text:visited-style-name="Visited_20_Internet_20_Link">https://github.com/marcosbitetti</text:a></text:p>
            <text:p text:style-name="P17"><text:a xlink:type="simple" xlink:href="https://github.com/GalanCM" text:style-name="Internet_20_link" text:visited-style-name="Visited_20_Internet_20_Link">https://github.com/GalanCM</text:a></text:p>
            <text:p text:style-name="P17"><text:a xlink:type="simple" xlink:href="https://github.com/jotson" text:style-name="Internet_20_link" text:visited-style-name="Visited_20_Internet_20_Link">https://github.com/jotson</text:a></text:p>
            <text:p text:style-name="P17"><text:a xlink:type="simple" xlink:href="https://github.com/bitwes" text:style-name="Internet_20_link" text:visited-style-name="Visited_20_Internet_20_Link">https://github.com/bitwes</text:a></text:p>
            <text:p text:style-name="P17"><text:a xlink:type="simple" xlink:href="https://github.com/groboclown" text:style-name="Internet_20_link" text:visited-style-name="Visited_20_Internet_20_Link">https://github.com/groboclown</text:a></text:p>
            <text:p text:style-name="P17"><text:a xlink:type="simple" xlink:href="https://github.com/dbsGen" text:style-name="Internet_20_link" text:visited-style-name="Visited_20_Internet_20_Link">https://github.com/dbsGen</text:a></text:p>
            <text:p text:style-name="P13"><text:a xlink:type="simple" xlink:href="https://github.com/SeldonSL" text:style-name="Internet_20_link" text:visited-style-name="Visited_20_Internet_20_Link">https://github.com/SeldonSL</text:a></text:p>
            <text:h text:style-name="P34" text:outline-level="3"><text:bookmark-start text:name="__RefHeading___Toc21860_737019233"/><text:span text:style-name="T12">Búsquedas</text:span> por etiquetas en GitHub:<text:bookmark-end text:name="__RefHeading___Toc21860_737019233"/></text:h>
            <text:p text:style-name="P19"><text:a xlink:type="simple" xlink:href="https://github.com/topics/godot" text:style-name="Internet_20_link" text:visited-style-name="Visited_20_Internet_20_Link">https://github.com/topics/godot</text:a></text:p>
            <text:p text:style-name="P19"><text:a xlink:type="simple" xlink:href="https://github.com/topics/game-engine" text:style-name="Internet_20_link" text:visited-style-name="Visited_20_Internet_20_Link">https://github.com/topics/game-engine</text:a></text:p>
            <text:p text:style-name="P19"><text:a xlink:type="simple" xlink:href="https://github.com/topics/godotengine" text:style-name="Internet_20_link" text:visited-style-name="Visited_20_Internet_20_Link">https://github.com/topics/godotengine</text:a></text:p>
            <text:p text:style-name="P14"><text:a xlink:type="simple" xlink:href="https://github.com/topics/gdscript" text:style-name="Internet_20_link" text:visited-style-name="Visited_20_Internet_20_Link">https://github.com/topics/gdscript</text:a></text:p>
            <text:h text:style-name="P35" text:outline-level="3"><text:bookmark-start text:name="__RefHeading___Toc21862_737019233"/>Código fuente de juegos<text:bookmark-end text:name="__RefHeading___Toc21862_737019233"/></text:h>
            <text:p text:style-name="P19"><text:bookmark text:name="link_1960889"/><text:a xlink:type="simple" xlink:href="https://github.com/w84death/Tanks-of-Freedom" text:style-name="Internet_20_link" text:visited-style-name="Visited_20_Internet_20_Link">Tanks of Freedom</text:a></text:p>
            <text:p text:style-name="P19"><text:bookmark text:name="link_1960890"/><text:a xlink:type="simple" xlink:href="https://github.com/akien-mga/dynadungeons" text:style-name="Internet_20_link" text:visited-style-name="Visited_20_Internet_20_Link">DynaDungeons</text:a></text:p>
            <text:p text:style-name="P19"><text:bookmark text:name="link_1960896"/><text:a xlink:type="simple" xlink:href="https://github.com/KOBUGE-Games/jetpaca" text:style-name="Internet_20_link" text:visited-style-name="Visited_20_Internet_20_Link">Jetpaca</text:a></text:p>
            <text:p text:style-name="P14"><text:bookmark text:name="link_1960893"/><text:a xlink:type="simple" xlink:href="http://kobuge-games.github.io/minilens/" text:style-name="Internet_20_link" text:visited-style-name="Visited_20_Internet_20_Link">Minilens</text:a></text:p>
          </table:table-cell>
          <table:table-cell table:style-name="Tabla8.B1" office:value-type="string">
            <text:p text:style-name="P19"><text:a xlink:type="simple" xlink:href="https://github.com/KOBUGE-Games/ringed" text:style-name="Internet_20_link" text:visited-style-name="Visited_20_Internet_20_Link"/></text:p>
            <text:p text:style-name="P19"><text:a xlink:type="simple" xlink:href="https://github.com/KOBUGE-Games/ringed" text:style-name="Internet_20_link" text:visited-style-name="Visited_20_Internet_20_Link"/></text:p>
            <text:p text:style-name="P19"><text:a xlink:type="simple" xlink:href="https://github.com/KOBUGE-Games/ringed" text:style-name="Internet_20_link" text:visited-style-name="Visited_20_Internet_20_Link"/></text:p>
            <text:p text:style-name="P19"><text:a xlink:type="simple" xlink:href="https://github.com/KOBUGE-Games/ringed" text:style-name="Internet_20_link" text:visited-style-name="Visited_20_Internet_20_Link">Ringed</text:a></text:p>
            <text:p text:style-name="P19"><text:bookmark text:name="link_1960899"/><text:a xlink:type="simple" xlink:href="https://github.com/Jbat1Jumper/erythrina" text:style-name="Internet_20_link" text:visited-style-name="Visited_20_Internet_20_Link">Erythrina</text:a></text:p>
            <text:p text:style-name="P19"><text:bookmark text:name="link_1960911"/><text:a xlink:type="simple" xlink:href="https://github.com/FEDE0D/Planet-Rider" text:style-name="Internet_20_link" text:visited-style-name="Visited_20_Internet_20_Link">Planet Rider</text:a></text:p>
            <text:p text:style-name="P19"><text:bookmark text:name="link_1960909"/><text:a xlink:type="simple" xlink:href="https://github.com/Calinou/libre-pinball" text:style-name="Internet_20_link" text:visited-style-name="Visited_20_Internet_20_Link">Libre Pinball</text:a></text:p>
            <text:p text:style-name="P19"><text:bookmark text:name="link_1961031"/><text:a xlink:type="simple" xlink:href="https://github.com/vnen/blockpop" text:style-name="Internet_20_link" text:visited-style-name="Visited_20_Internet_20_Link">BlockPop</text:a></text:p>
            <text:p text:style-name="P19"><text:bookmark text:name="link_1961090"/><text:a xlink:type="simple" xlink:href="https://github.com/Veraball/veraball" text:style-name="Internet_20_link" text:visited-style-name="Visited_20_Internet_20_Link">Veraball</text:a></text:p>
            <text:p text:style-name="P19"><text:a xlink:type="simple" xlink:href="https://github.com/alketii/Herbi" text:style-name="Internet_20_link" text:visited-style-name="Visited_20_Internet_20_Link">Herbi</text:a></text:p>
            <text:p text:style-name="P19"><text:a xlink:type="simple" xlink:href="https://github.com/randyyaj/Bombs" text:style-name="Internet_20_link" text:visited-style-name="Visited_20_Internet_20_Link">Bombs</text:a></text:p>
            <text:p text:style-name="P19"><text:bookmark text:name="link_1974514"/><text:a xlink:type="simple" xlink:href="https://github.com/KOBUGE-Games/multiball" text:style-name="Internet_20_link" text:visited-style-name="Visited_20_Internet_20_Link">Multiball</text:a></text:p>
            <text:p text:style-name="P19"><text:a xlink:type="simple" xlink:href="https://github.com/GamerNight/Whack-A-Frog" text:style-name="Internet_20_link" text:visited-style-name="Visited_20_Internet_20_Link">Whack a Frog</text:a></text:p>
            <text:p text:style-name="P19"><text:a xlink:type="simple" xlink:href="https://github.com/didier-v/breakable" text:style-name="Internet_20_link" text:visited-style-name="Visited_20_Internet_20_Link">Breakable</text:a></text:p>
            <text:p text:style-name="P19"><text:bookmark text:name="link_1979843"/><text:a xlink:type="simple" xlink:href="https://shineuponthee.itch.io/hiddan-ojbexx-retchro" text:style-name="Internet_20_link" text:visited-style-name="Visited_20_Internet_20_Link">Hiddan Ojbexx Retchro</text:a></text:p>
            <text:p text:style-name="P19"><text:bookmark text:name="link_1979844"/><text:a xlink:type="simple" xlink:href="https://shineuponthee.itch.io/santa-sniper" text:style-name="Internet_20_link" text:visited-style-name="Visited_20_Internet_20_Link">Santa Sniper</text:a></text:p>
            <text:p text:style-name="P19"><text:bookmark text:name="link_1978346"/><text:a xlink:type="simple" xlink:href="https://github.com/sergicollado/no_hope_LD33" text:style-name="Internet_20_link" text:visited-style-name="Visited_20_Internet_20_Link">No Hope LD33</text:a></text:p>
            <text:p text:style-name="P19"><text:bookmark text:name="link_1978347"/><text:a xlink:type="simple" xlink:href="https://github.com/sergicollado/ld34_growing" text:style-name="Internet_20_link" text:visited-style-name="Visited_20_Internet_20_Link">Growing LD34</text:a></text:p>
            <text:p text:style-name="P19"><text:bookmark text:name="link_2191244"/><text:a xlink:type="simple" xlink:href="https://github.com/Cheeseness/tiny-chopper-raceway/" text:style-name="Internet_20_link" text:visited-style-name="Visited_20_Internet_20_Link">Tiny Chopper Raceway</text:a></text:p>
            <text:p text:style-name="P19"><text:bookmark text:name="link_2241249"/><text:a xlink:type="simple" xlink:href="https://github.com/genete/JetPac" text:style-name="Internet_20_link" text:visited-style-name="Visited_20_Internet_20_Link">Spectrum Jet Pac</text:a><text:bookmark text:name="blockForm_89221:suggester_2408027"/></text:p>
            <text:p text:style-name="P19"><text:bookmark text:name="link_2529186"/><text:a xlink:type="simple" xlink:href="https://blackquiltro.itch.io/blob-blaster" text:style-name="Internet_20_link" text:visited-style-name="Visited_20_Internet_20_Link">Blob Blaster!</text:a><text:bookmark text:name="blockForm_89221:suggester_3343340"/></text:p>
            <text:p text:style-name="P19"><text:bookmark text:name="link_3347869"/><text:a xlink:type="simple" xlink:href="https://github.com/Clonewayx/Couple-quest" text:style-name="Internet_20_link" text:visited-style-name="Visited_20_Internet_20_Link">Simple Board-like Game</text:a></text:p>
            <text:p text:style-name="P19"><text:a xlink:type="simple" xlink:href="https://github.com/ippan/godot_chip8" text:style-name="Internet_20_link" text:visited-style-name="Visited_20_Internet_20_Link">CHIP-8 Emulator</text:a><text:bookmark text:name="blockForm_89221:suggester_3733144"/></text:p>
            <text:p text:style-name="P19"><text:bookmark text:name="link_4071297"/><text:a xlink:type="simple" xlink:href="http://github.com/FrogSquare/HappyCrush" text:style-name="Internet_20_link" text:visited-style-name="Visited_20_Internet_20_Link">HappyCrush</text:a><text:bookmark text:name="blockForm_89221:suggester_4071297"/></text:p>
            <text:p text:style-name="P19"><text:bookmark text:name="link_4071296"/><text:a xlink:type="simple" xlink:href="https://frogsquare.itch.io/dots-n-dots" text:style-name="Internet_20_link" text:visited-style-name="Visited_20_Internet_20_Link">Links &amp; Dots</text:a></text:p>
          </table:table-cell>
        </table:table-row>
      </table:table>
      <text:p text:style-name="P12"/>
      <text:p text:style-name="Text_20_body"/>
      <text:h text:style-name="Heading_20_1" text:outline-level="1"><text:bookmark-start text:name="__RefHeading___Toc852_885673667"/><text:soft-page-break/>Herramientas libres<text:bookmark-end text:name="__RefHeading___Toc852_885673667"/></text:h>
      <table:table table:name="Tabla9" table:style-name="Tabla9">
        <table:table-column table:style-name="Tabla9.A"/>
        <table:table-column table:style-name="Tabla9.B"/>
        <table:table-column table:style-name="Tabla9.C"/>
        <table:table-row>
          <table:table-cell table:style-name="Tabla9.A1" office:value-type="string">
            <text:p text:style-name="Table_20_Heading"/>
          </table:table-cell>
          <table:table-cell table:style-name="Tabla9.A1" office:value-type="string">
            <text:p text:style-name="Table_20_Heading">Licencia</text:p>
          </table:table-cell>
          <table:table-cell table:style-name="Tabla9.C1" office:value-type="string">
            <text:p text:style-name="Table_20_Heading"/>
          </table:table-cell>
        </table:table-row>
        <table:table-row>
          <table:table-cell table:style-name="Tabla9.A2" office:value-type="string">
            <text:p text:style-name="P22"><text:span text:style-name="Emphasis">Notepad</text:span>++<text:line-break/><text:span text:style-name="T10">Editor universal de texto plano.</text:span></text:p>
          </table:table-cell>
          <table:table-cell table:style-name="Tabla9.B2" office:value-type="string">
            <text:p text:style-name="P36"><text:a xlink:type="simple" xlink:href="http://www.gnu.org/copyleft/gpl.html" text:style-name="Internet_20_link" text:visited-style-name="Visited_20_Internet_20_Link">GPL</text:a></text:p>
          </table:table-cell>
          <table:table-cell table:style-name="Tabla9.C2" office:value-type="string">
            <text:p text:style-name="P25"><text:a xlink:type="simple" xlink:href="https://notepad-plus-plus.org/" text:style-name="Internet_20_link" text:visited-style-name="Visited_20_Internet_20_Link"><text:span text:style-name="T2">notepad-plus-plus.org</text:span></text:a></text:p>
          </table:table-cell>
        </table:table-row>
        <table:table-row>
          <table:table-cell table:style-name="Tabla9.A2" office:value-type="string">
            <text:p text:style-name="P4"><text:span text:style-name="Emphasis">Godot Engine</text:span></text:p>
            <text:p text:style-name="P3">Motor de juegos multiplataforma.</text:p>
          </table:table-cell>
          <table:table-cell table:style-name="Tabla9.B2" office:value-type="string">
            <text:p text:style-name="P36"><text:a xlink:type="simple" xlink:href="https://opensource.org/licenses/MIT" text:style-name="Internet_20_link" text:visited-style-name="Visited_20_Internet_20_Link">MIT</text:a></text:p>
          </table:table-cell>
          <table:table-cell table:style-name="Tabla9.C2" office:value-type="string">
            <text:p text:style-name="P25"><text:a xlink:type="simple" xlink:href="https://godotengine.org/" text:style-name="Internet_20_link" text:visited-style-name="Visited_20_Internet_20_Link"><text:span text:style-name="T2">godotengine.org</text:span></text:a></text:p>
          </table:table-cell>
        </table:table-row>
        <table:table-row>
          <table:table-cell table:style-name="Tabla9.A2" office:value-type="string">
            <text:p text:style-name="P4"><text:span text:style-name="Emphasis">Blender</text:span></text:p>
            <text:p text:style-name="P4">Completa s<text:span text:style-name="T10">uite de vídeo y 3D.</text:span></text:p>
          </table:table-cell>
          <table:table-cell table:style-name="Tabla9.B2" office:value-type="string">
            <text:p text:style-name="P36"><text:a xlink:type="simple" xlink:href="http://www.gnu.org/copyleft/gpl.html" text:style-name="Internet_20_link" text:visited-style-name="Visited_20_Internet_20_Link">GPL</text:a></text:p>
          </table:table-cell>
          <table:table-cell table:style-name="Tabla9.C2" office:value-type="string">
            <text:p text:style-name="P25"><text:a xlink:type="simple" xlink:href="http://www.blender.org/" text:style-name="Internet_20_link" text:visited-style-name="Visited_20_Internet_20_Link"><text:span text:style-name="T2">www.blender.org</text:span></text:a></text:p>
          </table:table-cell>
        </table:table-row>
        <table:table-row>
          <table:table-cell table:style-name="Tabla9.A2" office:value-type="string">
            <text:p text:style-name="P4"><text:span text:style-name="Emphasis">Krita</text:span></text:p>
            <text:p text:style-name="P20"><text:span text:style-name="T2">Programa de </text:span><text:span text:style-name="T3">p</text:span><text:span text:style-name="T2">intura y </text:span><text:span text:style-name="T3">d</text:span><text:span text:style-name="T2">ibujo </text:span><text:span text:style-name="T3">d</text:span><text:span text:style-name="T2">igital, enfocado al diseño de texturas y arte conceptual.</text:span></text:p>
          </table:table-cell>
          <table:table-cell table:style-name="Tabla9.B2" office:value-type="string">
            <text:p text:style-name="P36"><text:a xlink:type="simple" xlink:href="http://www.gnu.org/licenses/gpl-2.0.html" text:style-name="Internet_20_link" text:visited-style-name="Visited_20_Internet_20_Link">GPL v2</text:a> </text:p>
          </table:table-cell>
          <table:table-cell table:style-name="Tabla9.C2" office:value-type="string">
            <text:p text:style-name="P25"><text:a xlink:type="simple" xlink:href="https://krita.org/" text:style-name="Internet_20_link" text:visited-style-name="Visited_20_Internet_20_Link"><text:span text:style-name="T2">krita.org</text:span></text:a></text:p>
          </table:table-cell>
        </table:table-row>
        <table:table-row table:style-name="Tabla9.6">
          <table:table-cell table:style-name="Tabla9.A2" office:value-type="string">
            <text:p text:style-name="P4"><text:span text:style-name="Emphasis">Inkscape</text:span></text:p>
            <text:p text:style-name="P7">Editor de gráficos vectoriales.</text:p>
          </table:table-cell>
          <table:table-cell table:style-name="Tabla9.B2" office:value-type="string">
            <text:p text:style-name="P36"><text:a xlink:type="simple" xlink:href="http://www.gnu.org/copyleft/gpl.html" text:style-name="Internet_20_link" text:visited-style-name="Visited_20_Internet_20_Link">GPL</text:a></text:p>
          </table:table-cell>
          <table:table-cell table:style-name="Tabla9.C2" office:value-type="string">
            <text:p text:style-name="P25"><text:a xlink:type="simple" xlink:href="https://inkscape.org/" text:style-name="Internet_20_link" text:visited-style-name="Visited_20_Internet_20_Link"><text:span text:style-name="T2">inkscape.org</text:span></text:a></text:p>
          </table:table-cell>
        </table:table-row>
        <table:table-row>
          <table:table-cell table:style-name="Tabla9.A2" office:value-type="string">
            <text:p text:style-name="P4"><text:span text:style-name="Emphasis">GIMP</text:span></text:p>
            <text:p text:style-name="P3">Editor de <text:span text:style-name="T11">imagen.</text:span></text:p>
          </table:table-cell>
          <table:table-cell table:style-name="Tabla9.B2" office:value-type="string">
            <text:p text:style-name="P36"><text:a xlink:type="simple" xlink:href="http://www.gnu.org/licenses/lgpl-3.0.html" text:style-name="Internet_20_link" text:visited-style-name="Visited_20_Internet_20_Link">LGPL</text:a> </text:p>
          </table:table-cell>
          <table:table-cell table:style-name="Tabla9.C2" office:value-type="string">
            <text:p text:style-name="P25"><text:a xlink:type="simple" xlink:href="http://www.gimp.org/" text:style-name="Internet_20_link" text:visited-style-name="Visited_20_Internet_20_Link"><text:span text:style-name="T2">www.gimp.org</text:span></text:a></text:p>
          </table:table-cell>
        </table:table-row>
        <table:table-row>
          <table:table-cell table:style-name="Tabla9.A2" office:value-type="string">
            <text:p text:style-name="P4"><text:span text:style-name="Emphasis">Audacity</text:span></text:p>
            <text:p text:style-name="P3">Editor de sonido.</text:p>
          </table:table-cell>
          <table:table-cell table:style-name="Tabla9.B2" office:value-type="string">
            <text:p text:style-name="P36"><text:a xlink:type="simple" xlink:href="http://www.gnu.org/licenses/gpl-2.0.html" text:style-name="Internet_20_link" text:visited-style-name="Visited_20_Internet_20_Link">GPL v2</text:a></text:p>
          </table:table-cell>
          <table:table-cell table:style-name="Tabla9.C2" office:value-type="string">
            <text:p text:style-name="P25"><text:a xlink:type="simple" xlink:href="http://www.audacityteam.org/" text:style-name="Internet_20_link" text:visited-style-name="Visited_20_Internet_20_Link"><text:span text:style-name="T2">www.audacityteam.org</text:span></text:a></text:p>
          </table:table-cell>
        </table:table-row>
      </table:table>
      <text:h text:style-name="Heading_20_1" text:outline-level="1"><text:bookmark-start text:name="__RefHeading___Toc854_885673667"/><text:span text:style-name="T5">Repositorio de r</text:span>ecursos libres<text:bookmark-end text:name="__RefHeading___Toc854_885673667"/></text:h>
      <text:p text:style-name="Text_20_body">Estos recursos pueden utilizarse para todo tipo de proyectos, y con todo tipo de herramientas. Las únicas directrices que siguen son:</text:p>
      <text:list xml:id="list3937166466951184892" text:style-name="L1">
        <text:list-item>
          <text:p text:style-name="P23">Contenido Libre bajo licencias abiertas.</text:p>
        </text:list-item>
        <text:list-item>
          <text:p text:style-name="P23">Formatos Abiertos o al menos compatibles con herramientas Libres.</text:p>
        </text:list-item>
        <text:list-item>
          <text:p text:style-name="P23">Temática relacionada con el desarrollo de juegos.</text:p>
        </text:list-item>
      </text:list>
      <text:h text:style-name="Heading_20_2" text:outline-level="2"><text:bookmark-start text:name="__RefHeading___Toc2718_859829396"/>Imágenes y texturas<text:bookmark-end text:name="__RefHeading___Toc2718_859829396"/></text:h>
      <text:p text:style-name="Text_20_body"><text:a xlink:type="simple" xlink:href="http://opengameart.org/" text:style-name="Internet_20_link" text:visited-style-name="Visited_20_Internet_20_Link">opengameart.org</text:a>.</text:p>
      <text:p text:style-name="Text_20_body"><text:a xlink:type="simple" xlink:href="http://nobiax.deviantart.com/" text:style-name="Internet_20_link" text:visited-style-name="Visited_20_Internet_20_Link">nobiax.deviantart.com</text:a>.</text:p>
      <text:p text:style-name="Text_20_body"><text:a xlink:type="simple" xlink:href="http://unluckystudio.com/" text:style-name="Internet_20_link" text:visited-style-name="Visited_20_Internet_20_Link">unluckystudio.com</text:a></text:p>
      <text:p text:style-name="Text_20_body"><text:a xlink:type="simple" xlink:href="http://kenney.nl/" text:style-name="Internet_20_link" text:visited-style-name="Visited_20_Internet_20_Link">kenney.nl</text:a></text:p>
      <text:h text:style-name="Heading_20_2" text:outline-level="2"><text:bookmark-start text:name="__RefHeading___Toc3203_1140454126"/>Modelos poligonales<text:bookmark-end text:name="__RefHeading___Toc3203_1140454126"/></text:h>
      <text:p text:style-name="P15"><text:a xlink:type="simple" xlink:href="https://es.3dexport.com/free-3d-models" text:style-name="Internet_20_link" text:visited-style-name="Visited_20_Internet_20_Link"><text:span text:style-name="T13">https://es.3dexport.com/free-3d-models</text:span></text:a></text:p>
      <text:p text:style-name="P18"><text:a xlink:type="simple" xlink:href="https://3delicious.net/" text:style-name="Internet_20_link" text:visited-style-name="Visited_20_Internet_20_Link">https://3delicious.net/</text:a></text:p>
      <text:p text:style-name="P18"><text:a xlink:type="simple" xlink:href="https://www.3dtotal.com/" text:style-name="Internet_20_link" text:visited-style-name="Visited_20_Internet_20_Link">https://www.3dtotal.com/</text:a></text:p>
      <text:p text:style-name="P18"><text:a xlink:type="simple" xlink:href="https://archive3d.net/" text:style-name="Internet_20_link" text:visited-style-name="Visited_20_Internet_20_Link">https://archive3d.net/</text:a></text:p>
      <text:p text:style-name="P15"><text:a xlink:type="simple" xlink:href="http://www.3dmodelfree.com/" text:style-name="Internet_20_link" text:visited-style-name="Visited_20_Internet_20_Link"><text:span text:style-name="T13">http://www.3dmodelfree.com/</text:span></text:a></text:p>
      <text:p text:style-name="Text_20_body"/>
      <text:h text:style-name="P29" text:outline-level="2"><text:bookmark-start text:name="__RefHeading___Toc2720_859829396"/>Efectos de sonido y música<text:bookmark-end text:name="__RefHeading___Toc2720_859829396"/></text:h>
      <text:p text:style-name="Text_20_body"><text:a xlink:type="simple" xlink:href="http://www.freesound.org/" text:style-name="Internet_20_link" text:visited-style-name="Visited_20_Internet_20_Link">www.freesound.org</text:a>.</text:p>
      <text:h text:style-name="Heading_20_2" text:outline-level="2"><text:bookmark-start text:name="__RefHeading___Toc2722_859829396"/>Código fuente<text:bookmark-end text:name="__RefHeading___Toc2722_859829396"/></text:h>
      <text:p text:style-name="Text_20_body"><text:a xlink:type="simple" xlink:href="https://github.com/godotengine" text:style-name="Internet_20_link" text:visited-style-name="Visited_20_Internet_20_Link">github.com/godotengine</text:a>.</text:p>
      <text:p text:style-name="Text_20_body"><text:a xlink:type="simple" xlink:href="https://github.com/Calinou/awesome-godot" text:style-name="Internet_20_link" text:visited-style-name="Visited_20_Internet_20_Link">github.com/Calinou/awesome-godot</text:a></text:p>
      <text:h text:style-name="Heading_20_2" text:outline-level="2"><text:bookmark-start text:name="__RefHeading___Toc3193_1140454126"/>Fuentes tipográficas<text:bookmark-end text:name="__RefHeading___Toc3193_1140454126"/></text:h>
      <text:p text:style-name="Text_20_body"><text:a xlink:type="simple" xlink:href="https://fontlibrary.org/" text:style-name="Internet_20_link" text:visited-style-name="Visited_20_Internet_20_Link">fontlibrary.org</text:a></text:p>
      <text:h text:style-name="Heading_20_1" text:outline-level="1"><text:bookmark-start text:name="__RefHeading___Toc21864_737019233"/>Otros <text:span text:style-name="T13">enlaces</text:span><text:bookmark-end text:name="__RefHeading___Toc21864_737019233"/></text:h>
      <text:p text:style-name="P15"><text:bookmark text:name="blockForm_89221:suggester_4221444"/><text:span text:style-name="T9">Canal sobre desarrollo en </text:span><text:span text:style-name="Cursiva"><text:span text:style-name="T9">Godot</text:span></text:span><text:span text:style-name="T9">: </text:span><text:a xlink:type="simple" xlink:href="https://www.youtube.com/channel/UChv-gaPlKNROf6iMDhxIpUA" text:style-name="Internet_20_link" text:visited-style-name="Visited_20_Internet_20_Link">https://www.youtube.com/channel/UChv-gaPlKNROf6iMDhxIpUA</text:a></text:p>
      <text:p text:style-name="P13"><text:span text:style-name="T12">Estudio de desarrollo con fuentes de juegos en </text:span><text:span text:style-name="Cursiva"><text:span text:style-name="T12">Godot</text:span></text:span><text:span text:style-name="T12">: </text:span><text:a xlink:type="simple" xlink:href="https://cowthing.itch.io/" text:style-name="Internet_20_link" text:visited-style-name="Visited_20_Internet_20_Link">https://cowthing.itch.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2B41608C20CE5C8F.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Teletype"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2" fo:font-family="'Liberation Mono'" style:font-family-generic="modern" style:font-pitch="fixed" fo:language="zxx" fo:country="none" fo:font-style="italic"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1"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3"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1"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1"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3"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0" style:family="table">
      <style:table-properties style:width="18.602cm" style:rel-width="100%" table:align="center" style:writing-mode="page"/>
    </style:style>
    <style:style style:name="Tabla10.A" style:family="table-column">
      <style:table-column-properties style:column-width="7.44cm" style:rel-column-width="4218*"/>
    </style:style>
    <style:style style:name="Tabla10.B" style:family="table-column">
      <style:table-column-properties style:column-width="3.72cm" style:rel-column-width="2109*"/>
    </style:style>
    <style:style style:name="Tabla10.C" style:family="table-column">
      <style:table-column-properties style:column-width="7.442cm" style:rel-column-width="4219*"/>
    </style:style>
    <style:style style:name="Tabla10.1" style:family="table-row">
      <style:table-row-properties style:min-row-height="0.497cm"/>
    </style:style>
    <style:style style:name="Tabla10.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text:subject>Recursos libres</text:subject></text:p>
            </table:table-cell>
            <table:table-cell table:style-name="Tabla10.A1" office:value-type="string">
              <text:p text:style-name="MP2"><text:page-number text:select-page="current">5</text:page-number> <text:span text:style-name="MT1">de </text:span><text:span text:style-name="MT1"><text:page-count>5</text:page-count></text:span></text:p>
            </table:table-cell>
            <table:table-cell table:style-name="Tabla10.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1DT13H17M51S</meta:editing-duration>
    <meta:editing-cycles>348</meta:editing-cycles>
    <meta:generator>LibreOffice/5.1.6.2$Linux_X86_64 LibreOffice_project/10m0$Build-2</meta:generator>
    <dc:date>2017-11-06T17:29:45.431777589</dc:date>
    <dc:description>Proyecto final del ciclo formativo de grado superior en Desarrollo de Aplicaciones Multiplataforma.
Cursado en el I.E.S. Augustóbriga de Navalmoral de la Mata, Cáceres.

Por Eugenio Hugo Salgüero Jáñez.
Diciembre 2017

Esta obra está acogida bajo una licencia Reconocimiento-No Comercial-CompartirIgual. 
Esta licencia permite a otros entremezclar, ajustar y construir a partir de esta obra con fines no comerciales, siempre y cuando le reconozcan la autoría y sus nuevas creaciones estén bajo una licencia con los mismos términos. 

Reconocimiento-NoComercial-CompartirIgual 4.0 Internacional
http://creativecommons.org/licenses/by-nc-sa/4.0/
https://creativecommons.org/licenses/by-nc-sa/4.0/legalcode</dc:description>
    <dc:subject>Recursos libres</dc:subject>
    <dc:title>Desarrollo de Juegos Multiplataforma Utilizando Godot Engine.</dc:title>
    <meta:document-statistic meta:table-count="3" meta:image-count="0" meta:object-count="0" meta:page-count="5" meta:paragraph-count="133" meta:word-count="377" meta:character-count="3345" meta:non-whitespace-character-count="3094"/>
    <meta:user-defined meta:name="Info 1"/>
    <meta:user-defined meta:name="Info 2"/>
    <meta:user-defined meta:name="Info 3"/>
    <meta:user-defined meta:name="Info 4"/>
  </office:meta>
</office:document-meta>
</file>